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2.991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officeooo:rsid="0010be29" officeooo:paragraph-rsid="0010be29"/>
    </style:style>
    <style:style style:name="P4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5" style:family="paragraph" style:parent-style-name="Table_20_Contents">
      <style:text-properties officeooo:rsid="001a6b74" officeooo:paragraph-rsid="001a6b74"/>
    </style:style>
    <style:style style:name="P6" style:family="paragraph" style:parent-style-name="Table_20_Contents">
      <style:text-properties officeooo:rsid="001b6599" officeooo:paragraph-rsid="001b6599"/>
    </style:style>
    <style:style style:name="P7" style:family="paragraph" style:parent-style-name="Table_20_Contents">
      <style:text-properties officeooo:rsid="001dc2c1" officeooo:paragraph-rsid="001dc2c1"/>
    </style:style>
    <style:style style:name="P8" style:family="paragraph" style:parent-style-name="Standard">
      <style:paragraph-properties fo:line-height="150%" fo:text-align="justify" style:justify-single-word="false"/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cccbe" officeooo:paragraph-rsid="001cccbe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font-style="normal" fo:font-weight="normal" officeooo:rsid="001dc2c1" officeooo:paragraph-rsid="001dc2c1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font-style="normal" fo:font-weight="normal" officeooo:rsid="001c6505" officeooo:paragraph-rsid="001c6505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T1" style:family="text">
      <style:text-properties officeooo:rsid="001a6b74"/>
    </style:style>
    <style:style style:name="T2" style:family="text">
      <style:text-properties officeooo:rsid="001b6599"/>
    </style:style>
    <style:style style:name="T3" style:family="text">
      <style:text-properties officeooo:rsid="001c6505"/>
    </style:style>
    <style:style style:name="T4" style:family="text">
      <style:text-properties officeooo:rsid="001cccbe"/>
    </style:style>
    <style:style style:name="T5" style:family="text">
      <style:text-properties officeooo:rsid="001dc2c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1">7.2. Remplir le formulaire d'inscription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Titre</text:p>
          </table:table-cell>
          <table:table-cell table:style-name="Table1.B1" office:value-type="string">
            <text:p text:style-name="P6">Remplir <text:span text:style-name="T5">le </text:span>formulaire <text:span text:style-name="T5">d'inscription</text:span></text:p>
          </table:table-cell>
        </table:table-row>
        <table:table-row>
          <table:table-cell table:style-name="Table1.A2" office:value-type="string">
            <text:p text:style-name="P4">Type</text:p>
          </table:table-cell>
          <table:table-cell table:style-name="Table1.B6" office:value-type="string">
            <text:p text:style-name="P3">Use-case général</text:p>
          </table:table-cell>
        </table:table-row>
        <table:table-row>
          <table:table-cell table:style-name="Table1.A2" office:value-type="string">
            <text:p text:style-name="P4">Description</text:p>
          </table:table-cell>
          <table:table-cell table:style-name="Table1.B6" office:value-type="string">
            <text:p text:style-name="P3">L'acteur <text:span text:style-name="T5">désire devenir membre et doit donc remplir le formulaire d'inscription.</text:span></text:p>
          </table:table-cell>
        </table:table-row>
        <table:table-row>
          <table:table-cell table:style-name="Table1.A2" office:value-type="string">
            <text:p text:style-name="P4">Acteurs</text:p>
          </table:table-cell>
          <table:table-cell table:style-name="Table1.B6" office:value-type="string">
            <text:p text:style-name="P5"><text:span text:style-name="T2">Non m</text:span>embre</text:p>
          </table:table-cell>
        </table:table-row>
        <table:table-row>
          <table:table-cell table:style-name="Table1.A2" office:value-type="string">
            <text:p text:style-name="P4">Préconditions</text:p>
          </table:table-cell>
          <table:table-cell table:style-name="Table1.B6" office:value-type="string">
            <text:p text:style-name="P5">Aucune</text:p>
          </table:table-cell>
        </table:table-row>
        <table:table-row>
          <table:table-cell table:style-name="Table1.A2" office:value-type="string">
            <text:p text:style-name="P4">Postconditions</text:p>
          </table:table-cell>
          <table:table-cell table:style-name="Table1.B6" office:value-type="string">
            <text:p text:style-name="P7">Aucune</text:p>
          </table:table-cell>
        </table:table-row>
        <table:table-row>
          <table:table-cell table:style-name="Table1.A2" office:value-type="string">
            <text:p text:style-name="P4">Exceptions</text:p>
          </table:table-cell>
          <table:table-cell table:style-name="Table1.B7" office:value-type="string">
            <text:p text:style-name="P3">Aucune</text:p>
          </table:table-cell>
        </table:table-row>
      </table:table>
      <text:p text:style-name="P13"/>
      <text:p text:style-name="P11">Afin de pouvoir utiliser à pleine capacité le système, c'est-à-dire de pouvoir contacter les autres membres du site et avoir accès à tous les catalogues disponibles du système, l'utilisateur doit être un membre. Il est donc possible à un utilisateur de s'inscrire afin d'avoir accès à toutes les options du site.</text:p>
      <text:p text:style-name="P12"/>
      <text:p text:style-name="P12">Pour pouvoir devenir membre, <text:span text:style-name="T5">l'utilisateur</text:span> <text:span text:style-name="T4">remplir</text:span> le formulaire d'inscription. <text:span text:style-name="T5">Tout</text:span>es <text:span text:style-name="T5">les</text:span> informations <text:span text:style-name="T5">entrées</text:span> doivent êtres valides. <text:span text:style-name="T5">Une fois l'inscription effectuée, le membre sera invité à procéder à son abonnement (voir use case 7.1 – Payer son inscription).</text:span></text:p>
      <text:p text:style-name="P8"/>
      <text:p text:style-name="P14">Scénario d'opération</text:p>
      <text:list xml:id="list407093810841122317" text:style-name="L1">
        <text:list-item>
          <text:p text:style-name="P9">L'utilisateur <text:span text:style-name="T3">remplit le formulaire d'inscription.</text:span></text:p>
        </text:list-item>
        <text:list-item>
          <text:p text:style-name="P10">Le système vérifie si le formulaire est valide.</text:p>
        </text:list-item>
        <text:list-item>
          <text:p text:style-name="P10"><text:span text:style-name="T5">L'utilisateur est invité à procéder au paement de son abonnement</text:span>.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11T02:30:28.888303265</dc:date>
    <meta:editing-duration>PT50M45S</meta:editing-duration>
    <meta:editing-cycles>14</meta:editing-cycles>
    <meta:generator>LibreOffice/4.4.7.2$Linux_X86_64 LibreOffice_project/40m0$Build-2</meta:generator>
    <meta:document-statistic meta:table-count="1" meta:image-count="0" meta:object-count="0" meta:page-count="1" meta:paragraph-count="22" meta:word-count="153" meta:character-count="1059" meta:non-whitespace-character-count="930"/>
  </office:meta>
</office:document-meta>
</file>